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5dd1" officeooo:paragraph-rsid="00155dd1"/>
    </style:style>
    <style:style style:name="P2" style:family="paragraph" style:parent-style-name="Text_20_body">
      <style:text-properties officeooo:rsid="00155dd1" officeooo:paragraph-rsid="001a1d36"/>
    </style:style>
    <style:style style:name="P3" style:family="paragraph" style:parent-style-name="Text_20_body">
      <style:text-properties officeooo:rsid="00155dd1" officeooo:paragraph-rsid="001b39c8"/>
    </style:style>
    <style:style style:name="P4" style:family="paragraph" style:parent-style-name="Text_20_body">
      <style:text-properties officeooo:rsid="001b39c8" officeooo:paragraph-rsid="001b39c8"/>
    </style:style>
    <style:style style:name="P5" style:family="paragraph" style:parent-style-name="Text_20_body">
      <style:text-properties officeooo:rsid="001e2bbb" officeooo:paragraph-rsid="001e2bbb"/>
    </style:style>
    <style:style style:name="P6" style:family="paragraph" style:parent-style-name="Text_20_body">
      <style:text-properties officeooo:paragraph-rsid="001c8ff3"/>
    </style:style>
    <style:style style:name="P7" style:family="paragraph" style:parent-style-name="Text_20_body">
      <style:text-properties officeooo:rsid="0020c862" officeooo:paragraph-rsid="0020c862"/>
    </style:style>
    <style:style style:name="P8" style:family="paragraph" style:parent-style-name="Text_20_body">
      <style:text-properties officeooo:paragraph-rsid="002abc2a"/>
    </style:style>
    <style:style style:name="P9" style:family="paragraph" style:parent-style-name="Text_20_body">
      <style:text-properties fo:language="en" fo:country="US" officeooo:rsid="002f4ee3" officeooo:paragraph-rsid="002f4ee3"/>
    </style:style>
    <style:style style:name="P10" style:family="paragraph" style:parent-style-name="Text_20_body" style:list-style-name="L1">
      <style:text-properties officeooo:paragraph-rsid="0020c862"/>
    </style:style>
    <style:style style:name="P11" style:family="paragraph" style:parent-style-name="Text_20_body" style:list-style-name="L1">
      <style:text-properties officeooo:rsid="0020c862" officeooo:paragraph-rsid="0024690a"/>
    </style:style>
    <style:style style:name="P12" style:family="paragraph" style:parent-style-name="Text_20_body" style:list-style-name="L2">
      <style:text-properties officeooo:rsid="0020c862" officeooo:paragraph-rsid="0024690a"/>
    </style:style>
    <style:style style:name="P13" style:family="paragraph" style:parent-style-name="Text_20_body" style:list-style-name="L3">
      <style:text-properties officeooo:rsid="0020c862" officeooo:paragraph-rsid="0028b1a7"/>
    </style:style>
    <style:style style:name="P14" style:family="paragraph" style:parent-style-name="Text_20_body" style:list-style-name="L3">
      <style:text-properties officeooo:rsid="0020c862" officeooo:paragraph-rsid="0028df19"/>
    </style:style>
    <style:style style:name="P15" style:family="paragraph" style:parent-style-name="Text_20_body" style:list-style-name="L2">
      <style:text-properties officeooo:paragraph-rsid="0024690a"/>
    </style:style>
    <style:style style:name="P16" style:family="paragraph" style:parent-style-name="Text_20_body" style:list-style-name="L2">
      <style:text-properties fo:language="bg" fo:country="BG" officeooo:rsid="002e05f3" officeooo:paragraph-rsid="0024690a"/>
    </style:style>
    <style:style style:name="P17" style:family="paragraph" style:parent-style-name="Text_20_body" style:list-style-name="L2">
      <style:text-properties fo:language="bg" fo:country="BG" officeooo:rsid="002e1990" officeooo:paragraph-rsid="002e1990"/>
    </style:style>
    <style:style style:name="P18" style:family="paragraph" style:parent-style-name="Text_20_body" style:list-style-name="L2">
      <style:text-properties fo:language="bg" fo:country="BG" officeooo:rsid="002ee311" officeooo:paragraph-rsid="002ee311"/>
    </style:style>
    <style:style style:name="P19" style:family="paragraph" style:parent-style-name="Text_20_body" style:list-style-name="L2">
      <style:text-properties fo:language="bg" fo:country="BG" officeooo:rsid="0024690a" officeooo:paragraph-rsid="0024690a"/>
    </style:style>
    <style:style style:name="P20" style:family="paragraph" style:parent-style-name="Text_20_body" style:list-style-name="L2">
      <style:text-properties officeooo:rsid="002e1990" officeooo:paragraph-rsid="002e1990"/>
    </style:style>
    <style:style style:name="P21" style:family="paragraph" style:parent-style-name="Text_20_body" style:list-style-name="L2">
      <style:text-properties officeooo:rsid="002ee311" officeooo:paragraph-rsid="002ee311"/>
    </style:style>
    <style:style style:name="P22" style:family="paragraph" style:parent-style-name="Text_20_body" style:list-style-name="L3">
      <style:text-properties officeooo:paragraph-rsid="0028b1a7"/>
    </style:style>
    <style:style style:name="P23" style:family="paragraph" style:parent-style-name="Text_20_body" style:list-style-name="L3">
      <style:text-properties officeooo:paragraph-rsid="00316de0"/>
    </style:style>
    <style:style style:name="P24" style:family="paragraph" style:parent-style-name="Text_20_body">
      <style:text-properties fo:color="#000000" fo:language="en" fo:country="US" officeooo:rsid="0028b1a7" officeooo:paragraph-rsid="0028df19"/>
    </style:style>
    <style:style style:name="P25" style:family="paragraph" style:parent-style-name="Text_20_body">
      <style:text-properties fo:color="#000000" fo:language="en" fo:country="US" officeooo:rsid="0028df19" officeooo:paragraph-rsid="0028df19"/>
    </style:style>
    <style:style style:name="P26" style:family="paragraph" style:parent-style-name="Text_20_body" style:list-style-name="L5">
      <style:text-properties fo:color="#000000" fo:language="en" fo:country="US" officeooo:rsid="0029e184" officeooo:paragraph-rsid="0029e184"/>
    </style:style>
    <style:style style:name="P27" style:family="paragraph" style:parent-style-name="Text_20_body" style:list-style-name="L6">
      <style:text-properties fo:color="#000000" fo:language="en" fo:country="US" fo:font-weight="bold" officeooo:rsid="0029e184" officeooo:paragraph-rsid="0029e184" style:font-weight-asian="bold" style:font-weight-complex="bold"/>
    </style:style>
    <style:style style:name="P28" style:family="paragraph" style:parent-style-name="Text_20_body" style:list-style-name="L7">
      <style:text-properties fo:color="#000000" fo:language="en" fo:country="US" fo:font-weight="bold" officeooo:rsid="002abc2a" officeooo:paragraph-rsid="002abc2a" style:font-weight-asian="bold" style:font-weight-complex="bold"/>
    </style:style>
    <style:style style:name="P29" style:family="paragraph" style:parent-style-name="Text_20_body" style:list-style-name="L7">
      <style:text-properties fo:color="#000000" fo:language="en" fo:country="US" fo:font-weight="normal" officeooo:rsid="002abc2a" officeooo:paragraph-rsid="002b81e3" style:font-weight-asian="normal" style:font-weight-complex="normal"/>
    </style:style>
    <style:style style:name="P30" style:family="paragraph" style:parent-style-name="Text_20_body" style:list-style-name="L7">
      <style:text-properties fo:color="#000000" fo:language="en" fo:country="US" fo:font-weight="normal" officeooo:rsid="002b81e3" officeooo:paragraph-rsid="002b81e3" style:font-weight-asian="normal" style:font-weight-complex="normal"/>
    </style:style>
    <style:style style:name="P31" style:family="paragraph" style:parent-style-name="Text_20_body" style:list-style-name="L3">
      <style:text-properties fo:color="#000000" fo:language="en" fo:country="US" officeooo:rsid="0031586b" officeooo:paragraph-rsid="0031586b"/>
    </style:style>
    <style:style style:name="P32" style:family="paragraph" style:parent-style-name="Text_20_body" style:list-style-name="L4">
      <style:text-properties officeooo:rsid="0029e184" officeooo:paragraph-rsid="0029e184"/>
    </style:style>
    <style:style style:name="P33" style:family="paragraph" style:parent-style-name="Text_20_body" style:list-style-name="L7">
      <style:text-properties fo:font-weight="bold" officeooo:rsid="002abc2a" officeooo:paragraph-rsid="002abc2a" style:font-weight-asian="bold" style:font-weight-complex="bold"/>
    </style:style>
    <style:style style:name="P34" style:family="paragraph" style:parent-style-name="Text_20_body" style:list-style-name="L7">
      <style:text-properties officeooo:paragraph-rsid="002b81e3"/>
    </style:style>
    <style:style style:name="P35" style:family="paragraph" style:parent-style-name="Text_20_body" style:list-style-name="L7">
      <style:text-properties fo:font-weight="normal" officeooo:rsid="0029e184" officeooo:paragraph-rsid="0029e184" style:font-weight-asian="normal" style:font-weight-complex="normal"/>
    </style:style>
    <style:style style:name="P36" style:family="paragraph" style:parent-style-name="Text_20_body" style:list-style-name="L3">
      <style:text-properties fo:color="#ff0000" fo:language="en" fo:country="US" officeooo:rsid="0031586b" officeooo:paragraph-rsid="0031586b"/>
    </style:style>
    <style:style style:name="P37" style:family="paragraph" style:parent-style-name="Text_20_body">
      <style:text-properties officeooo:paragraph-rsid="0029e184"/>
    </style:style>
    <style:style style:name="P38" style:family="paragraph" style:parent-style-name="Text_20_body" style:list-style-name="L4">
      <style:text-properties officeooo:rsid="00316de0" officeooo:paragraph-rsid="00316de0"/>
    </style:style>
    <style:style style:name="P39" style:family="paragraph" style:parent-style-name="Text_20_body" style:list-style-name="L8">
      <style:text-properties officeooo:rsid="00316de0" officeooo:paragraph-rsid="00316de0"/>
    </style:style>
    <style:style style:name="P40" style:family="paragraph" style:parent-style-name="Heading_20_2">
      <style:text-properties officeooo:rsid="00155dd1" officeooo:paragraph-rsid="00155dd1"/>
    </style:style>
    <style:style style:name="P41" style:family="paragraph" style:parent-style-name="Heading_20_2">
      <style:text-properties officeooo:rsid="001c8ff3" officeooo:paragraph-rsid="001c8ff3"/>
    </style:style>
    <style:style style:name="T1" style:family="text">
      <style:text-properties officeooo:rsid="0018d854"/>
    </style:style>
    <style:style style:name="T2" style:family="text">
      <style:text-properties officeooo:rsid="001a1d36"/>
    </style:style>
    <style:style style:name="T3" style:family="text">
      <style:text-properties officeooo:rsid="001b39c8"/>
    </style:style>
    <style:style style:name="T4" style:family="text">
      <style:text-properties officeooo:rsid="001f1e27"/>
    </style:style>
    <style:style style:name="T5" style:family="text">
      <style:text-properties officeooo:rsid="0020c862"/>
    </style:style>
    <style:style style:name="T6" style:family="text">
      <style:text-properties officeooo:rsid="002123d1"/>
    </style:style>
    <style:style style:name="T7" style:family="text">
      <style:text-properties fo:color="#ff0000"/>
    </style:style>
    <style:style style:name="T8" style:family="text">
      <style:text-properties fo:color="#ff0000" officeooo:rsid="002123d1"/>
    </style:style>
    <style:style style:name="T9" style:family="text">
      <style:text-properties fo:color="#ff0000" fo:language="en" fo:country="US" officeooo:rsid="0028b1a7"/>
    </style:style>
    <style:style style:name="T10" style:family="text">
      <style:text-properties fo:color="#ff0000" fo:language="en" fo:country="US" fo:font-weight="normal" officeooo:rsid="002b81e3" style:font-weight-asian="normal" style:font-weight-complex="normal"/>
    </style:style>
    <style:style style:name="T11" style:family="text">
      <style:text-properties fo:color="#ff0000" fo:language="en" fo:country="US" officeooo:rsid="002e1990"/>
    </style:style>
    <style:style style:name="T12" style:family="text">
      <style:text-properties fo:color="#ff0000" fo:language="en" fo:country="US" officeooo:rsid="0020c862"/>
    </style:style>
    <style:style style:name="T13" style:family="text">
      <style:text-properties fo:color="#ff0000" officeooo:rsid="0020c862"/>
    </style:style>
    <style:style style:name="T14" style:family="text">
      <style:text-properties fo:color="#ff0000" officeooo:rsid="0028b1a7"/>
    </style:style>
    <style:style style:name="T15" style:family="text">
      <style:text-properties fo:color="#ff0000" officeooo:rsid="0027389e"/>
    </style:style>
    <style:style style:name="T16" style:family="text">
      <style:text-properties fo:language="bg" fo:country="BG"/>
    </style:style>
    <style:style style:name="T17" style:family="text">
      <style:text-properties fo:language="bg" fo:country="BG" officeooo:rsid="0024690a"/>
    </style:style>
    <style:style style:name="T18" style:family="text">
      <style:text-properties fo:language="bg" fo:country="BG" officeooo:rsid="002ee311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25858c"/>
    </style:style>
    <style:style style:name="T21" style:family="text">
      <style:text-properties fo:language="en" fo:country="US" officeooo:rsid="0027389e"/>
    </style:style>
    <style:style style:name="T22" style:family="text">
      <style:text-properties fo:language="en" fo:country="US" officeooo:rsid="0028b1a7"/>
    </style:style>
    <style:style style:name="T23" style:family="text">
      <style:text-properties fo:language="en" fo:country="US" officeooo:rsid="0020c862"/>
    </style:style>
    <style:style style:name="T24" style:family="text">
      <style:text-properties fo:language="en" fo:country="US" officeooo:rsid="0024690a"/>
    </style:style>
    <style:style style:name="T25" style:family="text">
      <style:text-properties fo:color="#000000"/>
    </style:style>
    <style:style style:name="T26" style:family="text">
      <style:text-properties fo:color="#000000" fo:language="en" fo:country="US"/>
    </style:style>
    <style:style style:name="T27" style:family="text">
      <style:text-properties fo:color="#000000" fo:language="en" fo:country="US" officeooo:rsid="0028b1a7"/>
    </style:style>
    <style:style style:name="T28" style:family="text">
      <style:text-properties fo:color="#000000" fo:language="en" fo:country="US" officeooo:rsid="0028df19"/>
    </style:style>
    <style:style style:name="T29" style:family="text">
      <style:text-properties fo:color="#000000" fo:language="en" fo:country="US" officeooo:rsid="0029e184"/>
    </style:style>
    <style:style style:name="T30" style:family="text">
      <style:text-properties fo:color="#000000" fo:language="en" fo:country="US" fo:font-weight="bold" style:font-weight-asian="bold" style:font-weight-complex="bold"/>
    </style:style>
    <style:style style:name="T31" style:family="text">
      <style:text-properties fo:color="#000000" fo:language="en" fo:country="US" fo:font-weight="bold" officeooo:rsid="0028b1a7" style:font-weight-asian="bold" style:font-weight-complex="bold"/>
    </style:style>
    <style:style style:name="T32" style:family="text">
      <style:text-properties fo:color="#000000" fo:language="en" fo:country="US" fo:font-weight="bold" officeooo:rsid="0031586b" style:font-weight-asian="bold" style:font-weight-complex="bold"/>
    </style:style>
    <style:style style:name="T33" style:family="text">
      <style:text-properties fo:color="#000000" fo:language="en" fo:country="US" fo:font-weight="normal" style:font-weight-asian="normal" style:font-weight-complex="normal"/>
    </style:style>
    <style:style style:name="T34" style:family="text">
      <style:text-properties fo:color="#000000" fo:language="en" fo:country="US" fo:font-weight="normal" officeooo:rsid="002abc2a" style:font-weight-asian="normal" style:font-weight-complex="normal"/>
    </style:style>
    <style:style style:name="T35" style:family="text">
      <style:text-properties fo:color="#000000" fo:language="en" fo:country="US" fo:font-weight="normal" officeooo:rsid="002b81e3" style:font-weight-asian="normal" style:font-weight-complex="normal"/>
    </style:style>
    <style:style style:name="T36" style:family="text">
      <style:text-properties fo:color="#000000" fo:language="en" fo:country="US" officeooo:rsid="002e1990"/>
    </style:style>
    <style:style style:name="T37" style:family="text">
      <style:text-properties fo:color="#000000" fo:language="en" fo:country="US" officeooo:rsid="0031586b"/>
    </style:style>
    <style:style style:name="T38" style:family="text">
      <style:text-properties fo:color="#000000" fo:language="bg" fo:country="BG"/>
    </style:style>
    <style:style style:name="T39" style:family="text">
      <style:text-properties officeooo:rsid="002ee311"/>
    </style:style>
    <style:style style:name="T40" style:family="text">
      <style:text-properties officeooo:rsid="0024690a"/>
    </style:style>
    <style:style style:name="T41" style:family="text">
      <style:text-properties officeooo:rsid="00316de0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2">Description</text:h>
      <text:p text:style-name="P1">1. What should the <text:span text:style-name="T1">app</text:span> do?</text:p>
      <text:p text:style-name="P1"><text:tab/>* <text:span text:style-name="T1">Insert/Edit/Delete/Read expenditure for different areas/categories on specified date</text:span></text:p>
      <text:p text:style-name="P3"><text:tab/>* <text:span text:style-name="T1">Insert/Edit/Delete/Read income on specified date</text:span></text:p>
      <text:p text:style-name="P2"><text:tab/>* <text:span text:style-name="T2">Save expenditure for period(period is income-to-income, roughly equal to monthly period). <text:tab/><text:tab/> <text:s text:c="2"/>Reset stats for new period</text:span></text:p>
      <text:p text:style-name="P3"><text:tab/>* <text:span text:style-name="T3">Show stats for expenditure over period of time</text:span> <text:span text:style-name="T3">and for different areas</text:span></text:p>
      <text:p text:style-name="P3"><text:tab/>* <text:span text:style-name="T3">Sync between devices( the app will probably be single page web app)</text:span></text:p>
      <text:p text:style-name="P3"><text:tab/>* <text:span text:style-name="T3">Import data from previous periods</text:span> <text:span text:style-name="T3">saved under specific excel format</text:span></text:p>
      <text:p text:style-name="P4">2. What technology should be used?</text:p>
      <text:p text:style-name="P4">The app must be build arround node.js. Mongo will be used as database. A templating engine will be used for front end. </text:p>
      <text:p text:style-name="P5"><text:tab/>1. Database – mongoDB with mongoose</text:p>
      <text:p text:style-name="P5"><text:tab/>2. Backend server – node.js with express.js</text:p>
      <text:p text:style-name="P5"><text:tab/>3. Front end javascript framework – ReactJS</text:p>
      <text:p text:style-name="P5"><text:tab/>4. Javascript version – ES2015</text:p>
      <text:p text:style-name="P5"><text:tab/>5. Transpiler – Babel</text:p>
      <text:p text:style-name="P5"><text:tab/>6. Task runner – Gulp</text:p>
      <text:p text:style-name="P5"><text:tab/>-------</text:p>
      <text:p text:style-name="P5"><text:tab/>Nice-to-haves</text:p>
      <text:p text:style-name="P5"><text:tab/>1. Use typescript</text:p>
      <text:p text:style-name="P5"><text:tab/><text:span text:style-name="T4">2. Use bundler</text:span></text:p>
      <text:h text:style-name="P41" text:outline-level="2">End Date – 31.03.2016</text:h>
      <text:p text:style-name="P6"/>
      <text:p text:style-name="P7">3. Project <text:s/><text:span text:style-name="T22">Specification</text:span></text:p>
      <text:list xml:id="list3121237623619866834" text:style-name="L1">
        <text:list-item>
          <text:p text:style-name="P10"><text:span text:style-name="T13">How is accounting led?</text:span><text:span text:style-name="T5"> Daily accounting(income/expenses) is entered in the current accounting period. At the end of the period new period is created.</text:span></text:p>
        </text:list-item>
        <text:list-item>
          <text:p text:style-name="P11"><text:span text:style-name="T8">What are specifics of daily accounting?</text:span><text:span text:style-name="T6"> Create daily accounting. Assign date, value and category of the accounting. </text:span><text:span text:style-name="T20">When assigning more than once to a category for a given date, add up the total.</text:span></text:p>
        </text:list-item>
        <text:list-item>
          <text:p text:style-name="P11"><text:span text:style-name="T20">Main</text:span><text:span text:style-name="T6"> Categories of accounting:</text:span></text:p>
        </text:list-item>
      </text:list>
      <text:list xml:id="list8223407390538476243" text:style-name="L2">
        <text:list-item>
          <text:p text:style-name="P16">Заплата;</text:p>
        </text:list-item>
        <text:list-item>
          <text:p text:style-name="P16">Други приходи;</text:p>
        </text:list-item>
        <text:list-item>
          <text:p text:style-name="P12"><text:span text:style-name="T17">Храна</text:span><text:span text:style-name="T6">;</text:span></text:p>
          <text:list>
            <text:list-item>
              <text:p text:style-name="P17"><text:soft-page-break/><text:span text:style-name="T39">Безмесни</text:span> (плодове, зеленчуци)</text:p>
            </text:list-item>
            <text:list-item>
              <text:p text:style-name="P18">Месни(месо, риба, млечни продукти)</text:p>
            </text:list-item>
            <text:list-item>
              <text:p text:style-name="P17">Сладко</text:p>
            </text:list-item>
            <text:list-item>
              <text:p text:style-name="P17">Готвено</text:p>
            </text:list-item>
          </text:list>
        </text:list-item>
        <text:list-item>
          <text:p text:style-name="P19">Консумативи;</text:p>
          <text:list>
            <text:list-item>
              <text:p text:style-name="P20"><text:span text:style-name="T17">Н</text:span><text:span text:style-name="T16">аем(вкл. сметка за ток, вода, парно, интернет, телефон)</text:span></text:p>
            </text:list-item>
            <text:list-item>
              <text:p text:style-name="P20"><text:span text:style-name="T16">Домашни </text:span><text:span text:style-name="T18">(вкл, дрехи, аксесоари, тоалетни принадлежности и др.)</text:span></text:p>
            </text:list-item>
          </text:list>
        </text:list-item>
        <text:list-item>
          <text:p text:style-name="P19">Забавления;</text:p>
          <text:list>
            <text:list-item>
              <text:p text:style-name="P21"><text:span text:style-name="T17">И</text:span><text:span text:style-name="T16">злизания(Храната се вписва в графа 'Храна')</text:span></text:p>
            </text:list-item>
            <text:list-item>
              <text:p text:style-name="P18">Пътувания(Х<text:span text:style-name="T19">раната се вписва в графа 'Храна')</text:span></text:p>
            </text:list-item>
          </text:list>
        </text:list-item>
        <text:list-item>
          <text:p text:style-name="P15"><text:span text:style-name="T24">Благотворителност; </text:span></text:p>
        </text:list-item>
      </text:list>
      <text:list xml:id="list2483792898955460956" text:style-name="L3">
        <text:list-item>
          <text:p text:style-name="P23"><text:span text:style-name="T21"><text:s/></text:span><text:span text:style-name="T9">What is accounting period stats page? </text:span><text:span text:style-name="T27">Page containing: income states, current total expenditure values for top categories</text:span></text:p>
        </text:list-item>
        <text:list-item>
          <text:p text:style-name="P22"><text:span text:style-name="T21"><text:s/></text:span><text:span text:style-name="T9">How to end accounting period? </text:span><text:span text:style-name="T27">Select accounting day as start day of new accounting period. This will move </text:span><text:span text:style-name="T19">UI</text:span><text:span text:style-name="T27"> to new period interface</text:span></text:p>
        </text:list-item>
        <text:list-item>
          <text:p text:style-name="P13"><text:span text:style-name="T9"><text:s/>How are top categories displayed? </text:span><text:span text:style-name="T27">Top categories are displayed in tabs. Clicking on tab bring the category accounting for the current period</text:span></text:p>
          <text:list>
            <text:list-item>
              <text:p text:style-name="P36">What are possible interfaces for categories? </text:p>
              <text:list>
                <text:list-item>
                  <text:p text:style-name="P31">Totals – a table of daily acconting for current period</text:p>
                </text:list-item>
                <text:list-item>
                  <text:p text:style-name="P31">Supcategories -a table of daily accounting for given category.</text:p>
                </text:list-item>
                <text:list-item>
                  <text:p text:style-name="P31">(Optional) Table with totals and all categories displayed</text:p>
                </text:list-item>
              </text:list>
            </text:list-item>
          </text:list>
        </text:list-item>
        <text:list-item>
          <text:p text:style-name="P14"><text:span text:style-name="T27"><text:s/></text:span><text:span text:style-name="T9">How are subcategories displayed? </text:span><text:span text:style-name="T37">See 2) in previous question</text:span></text:p>
        </text:list-item>
        <text:list-item>
          <text:p text:style-name="P14"><text:span text:style-name="T27"><text:s/></text:span><text:span text:style-name="T11">How are previous periods loaded? </text:span><text:span text:style-name="T36">Only current period is initially loaded. A carousel with 'prev'- 'next' is used to move through periods. Also, direct list of period start dates can be ilsted.</text:span></text:p>
        </text:list-item>
      </text:list>
      <text:p text:style-name="P24"/>
      <text:p text:style-name="P25">To be Continued….</text:p>
      <text:p text:style-name="P25"/>
      <text:p text:style-name="P37"><text:span text:style-name="T28">4. UI Specific</text:span><text:span text:style-name="T29">ation</text:span></text:p>
      <text:list xml:id="list5654144679644615851" text:style-name="L4">
        <text:list-item>
          <text:list>
            <text:list-item>
              <text:p text:style-name="P38"><text:span text:style-name="T31">S</text:span><text:span text:style-name="T30">tart Page – current accounting period totals page/empty page saying “reate new account period”</text:span></text:p>
            </text:list-item>
            <text:list-item>
              <text:p text:style-name="P38"><text:span text:style-name="T31">M</text:span><text:span text:style-name="T30">enus:</text:span></text:p>
            </text:list-item>
          </text:list>
        </text:list-item>
      </text:list>
      <text:list xml:id="list3084349245595824606" text:style-name="L8">
        <text:list-item>
          <text:list>
            <text:list-item>
              <text:list>
                <text:list-item>
                  <text:p text:style-name="P39"><text:span text:style-name="T30">Top menu - </text:span><text:span text:style-name="T32">Total/Cat1/Cat2/… - tabs</text:span></text:p>
                </text:list-item>
                <text:list-item>
                  <text:p text:style-name="P39"><text:span text:style-name="T32">C</text:span><text:span text:style-name="T30">ategory menu - </text:span><text:span text:style-name="T32">Cat1 Total/SubCat1/SubCat2/… - tabs</text:span></text:p>
                </text:list-item>
              </text:list>
            </text:list-item>
          </text:list>
        </text:list-item>
      </text:list>
      <text:list xml:id="list62223342859455" text:continue-list="list5654144679644615851" text:style-name="L4">
        <text:list-item>
          <text:list>
            <text:list-item>
              <text:p text:style-name="P32"><text:span text:style-name="T31"/></text:p>
            </text:list-item>
            <text:list-item>
              <text:p text:style-name="P32"><text:soft-page-break/><text:span text:style-name="T31">C</text:span><text:span text:style-name="T30">reating Accounting period day</text:span><text:span text:style-name="T26">:</text:span></text:p>
            </text:list-item>
          </text:list>
        </text:list-item>
      </text:list>
      <text:list xml:id="list3626087744899884564" text:style-name="L5">
        <text:list-item>
          <text:list>
            <text:list-item>
              <text:list>
                <text:list-item>
                  <text:p text:style-name="P26">Add manually – insert through calendar or by hand</text:p>
                </text:list-item>
                <text:list-item>
                  <text:p text:style-name="P26">Add automatically – insert at start of each day. Do it from server. </text:p>
                </text:list-item>
              </text:list>
            </text:list-item>
          </text:list>
        </text:list-item>
      </text:list>
      <text:list xml:id="list5465205017126803680" text:style-name="L6">
        <text:list-item>
          <text:list>
            <text:list-item>
              <text:p text:style-name="P27">Creating expenditure for accounting day:</text:p>
            </text:list-item>
          </text:list>
        </text:list-item>
      </text:list>
      <text:list xml:id="list1810758890882694007" text:style-name="L7">
        <text:list-item>
          <text:list>
            <text:list-item>
              <text:list>
                <text:list-item>
                  <text:p text:style-name="P35"><text:span text:style-name="T26">Click 'add'/'insert' button icon → simple dialog appears with two fields – money, category. If money is left empty nothing happens. If category is left empty – '</text:span><text:span text:style-name="T38">Други</text:span><text:span text:style-name="T26">' cat. is chosen</text:span></text:p>
                </text:list-item>
              </text:list>
            </text:list-item>
            <text:list-item>
              <text:p text:style-name="P33"><text:span text:style-name="T26">Subsequent additions – </text:span><text:span text:style-name="T33">same as creating. Value is added to total</text:span></text:p>
            </text:list-item>
            <text:list-item>
              <text:p text:style-name="P28">Editing expenditure:</text:p>
            </text:list-item>
          </text:list>
        </text:list-item>
      </text:list>
      <text:p text:style-name="P8"><text:span text:style-name="T34"><text:tab/></text:span><text:span text:style-name="T10">How to edit subcategories?<text:line-break/><text:tab/>Are they so necessary?</text:span><text:span text:style-name="T34"><text:tab/></text:span></text:p>
      <text:list xml:id="list62223509195110" text:continue-numbering="true" text:style-name="L7">
        <text:list-item>
          <text:list>
            <text:list-item>
              <text:list>
                <text:list-item>
                  <text:p text:style-name="P29">Click 'edit' button. </text:p>
                  <text:list>
                    <text:list-item>
                      <text:p text:style-name="P34"><text:span text:style-name="T34">Dialog with current to</text:span><text:span text:style-name="T35">tal appears. Editing the current total changes subcategories validity. Simple.</text:span></text:p>
                    </text:list-item>
                    <text:list-item>
                      <text:p text:style-name="P30">Dialog with subcategories appears(one row table of subcategories). Subcategories validity is maintained. More complex.</text:p>
                    </text:list-item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5. Backend spec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7H49M19S</meta:editing-duration>
    <meta:editing-cycles>17</meta:editing-cycles>
    <meta:generator>LibreOffice/5.0.4.2$Windows_x86 LibreOffice_project/2b9802c1994aa0b7dc6079e128979269cf95bc78</meta:generator>
    <dc:date>2016-03-22T06:22:21.759000000</dc:date>
    <meta:document-statistic meta:table-count="0" meta:image-count="0" meta:object-count="0" meta:page-count="3" meta:paragraph-count="68" meta:word-count="571" meta:character-count="3602" meta:non-whitespace-character-count="3090"/>
    <meta:user-defined meta:name="Info 1"/>
    <meta:user-defined meta:name="Info 2"/>
    <meta:user-defined meta:name="Info 3"/>
    <meta:user-defined meta:name="Info 4"/>
  </office:meta>
</office:document-meta>
</file>